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epcopy" table:style-name="ta1">
        <table:shapes>
          <draw:frame draw:z-index="0" draw:style-name="gr1" draw:text-style-name="P1" svg:width="576pt" svg:height="255.09pt" svg:x="224.5pt" svg:y="43.48pt">
            <loext:p draw:notify-on-update-of-ranges="deepcopy.B5:deepcopy.B9 deepcopy.C5:deepcopy.C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98444" calcext:value-type="float">
            <text:p>0.069844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729" calcext:value-type="float">
            <text:p>0.072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660755" calcext:value-type="float">
            <text:p>0.0660755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303131" calcext:value-type="float">
            <text:p>0.30313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3.84793" calcext:value-type="float">
            <text:p>3.84793</text:p>
          </table:table-cell>
        </table:table-row>
      </table:table>
      <table:table table:name="find" table:style-name="ta1">
        <table:shapes>
          <draw:frame draw:z-index="0" draw:style-name="gr1" draw:text-style-name="P1" svg:width="576pt" svg:height="255.09pt" svg:x="302.57pt" svg:y="160.95pt">
            <loext:p draw:notify-on-update-of-ranges="find.B7:find.M7 find.A8:find.A8 find.B8:find.M8 find.B7:find.M7 find.A9:find.A9 find.B9:find.M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50000" calcext:value-type="float">
            <text:p>450000</text:p>
          </table:table-cell>
          <table:table-cell/>
        </table:table-row>
        <table:table-row table:style-name="ro1">
          <table:table-cell/>
          <table:table-cell office:value-type="float" office:value="0.468524" calcext:value-type="float">
            <text:p>0.468524</text:p>
          </table:table-cell>
          <table:table-cell office:value-type="float" office:value="0.249996" calcext:value-type="float">
            <text:p>0.249996</text:p>
          </table:table-cell>
          <table:table-cell office:value-type="float" office:value="0.239607" calcext:value-type="float">
            <text:p>0.239607</text:p>
          </table:table-cell>
          <table:table-cell office:value-type="float" office:value="0.465417" calcext:value-type="float">
            <text:p>0.465417</text:p>
          </table:table-cell>
          <table:table-cell office:value-type="float" office:value="0.796641" calcext:value-type="float">
            <text:p>0.796641</text:p>
          </table:table-cell>
          <table:table-cell office:value-type="float" office:value="6.02008" calcext:value-type="float">
            <text:p>6.02008</text:p>
          </table:table-cell>
          <table:table-cell office:value-type="float" office:value="13.1368" calcext:value-type="float">
            <text:p>13.1368</text:p>
          </table:table-cell>
          <table:table-cell office:value-type="float" office:value="62.8169" calcext:value-type="float">
            <text:p>62.8169</text:p>
          </table:table-cell>
          <table:table-cell/>
        </table:table-row>
        <table:table-row table:style-name="ro1">
          <table:table-cell/>
          <table:table-cell office:value-type="float" office:value="0.0452287" calcext:value-type="float">
            <text:p>0.0452287</text:p>
          </table:table-cell>
          <table:table-cell office:value-type="float" office:value="0.0476896" calcext:value-type="float">
            <text:p>0.0476896</text:p>
          </table:table-cell>
          <table:table-cell office:value-type="float" office:value="0.0465343" calcext:value-type="float">
            <text:p>0.0465343</text:p>
          </table:table-cell>
          <table:table-cell office:value-type="float" office:value="0.0451802" calcext:value-type="float">
            <text:p>0.0451802</text:p>
          </table:table-cell>
          <table:table-cell office:value-type="float" office:value="0.0460015" calcext:value-type="float">
            <text:p>0.0460015</text:p>
          </table:table-cell>
          <table:table-cell office:value-type="float" office:value="0.0455353" calcext:value-type="float">
            <text:p>0.0455353</text:p>
          </table:table-cell>
          <table:table-cell office:value-type="float" office:value="0.0455779" calcext:value-type="float">
            <text:p>0.0455779</text:p>
          </table:table-cell>
          <table:table-cell office:value-type="float" office:value="0.0457049" calcext:value-type="float">
            <text:p>0.0457049</text:p>
          </table:table-cell>
          <table:table-cell table:formula="of:=SUM([.B4:.I4])/8" office:value-type="float" office:value="0.04593155" calcext:value-type="float">
            <text:p>0.0459315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string" calcext:value-type="string">
            <text:p>Find by name</text:p>
          </table:table-cell>
          <table:table-cell table:formula="of:=[.B3]/1000" office:value-type="float" office:value="0.000468524" calcext:value-type="float">
            <text:p>0.000468524</text:p>
          </table:table-cell>
          <table:table-cell table:formula="of:=[.C3]/1000" office:value-type="float" office:value="0.000249996" calcext:value-type="float">
            <text:p>0.000249996</text:p>
          </table:table-cell>
          <table:table-cell table:formula="of:=[.D3]/1000" office:value-type="float" office:value="0.000239607" calcext:value-type="float">
            <text:p>0.000239607</text:p>
          </table:table-cell>
          <table:table-cell table:formula="of:=[.E3]/1000" office:value-type="float" office:value="0.000465417" calcext:value-type="float">
            <text:p>0.000465417</text:p>
          </table:table-cell>
          <table:table-cell table:formula="of:=[.F3]/1000" office:value-type="float" office:value="0.000796641" calcext:value-type="float">
            <text:p>0.000796641</text:p>
          </table:table-cell>
          <table:table-cell table:formula="of:=[.G3]/1000" office:value-type="float" office:value="0.00602008" calcext:value-type="float">
            <text:p>0.00602008</text:p>
          </table:table-cell>
          <table:table-cell table:formula="of:=[.H3]/1000" office:value-type="float" office:value="0.0131368" calcext:value-type="float">
            <text:p>0.0131368</text:p>
          </table:table-cell>
          <table:table-cell table:formula="of:=[.I3]/1000" office:value-type="float" office:value="0.0628169" calcext:value-type="float">
            <text:p>0.0628169</text:p>
          </table:table-cell>
          <table:table-cell/>
        </table:table-row>
        <table:table-row table:style-name="ro1">
          <table:table-cell office:value-type="string" calcext:value-type="string">
            <text:p>Find by ID</text:p>
          </table:table-cell>
          <table:table-cell table:formula="of:=[.B4]/1000" office:value-type="float" office:value="0.0000452287" calcext:value-type="float">
            <text:p>4.52287E-05</text:p>
          </table:table-cell>
          <table:table-cell table:formula="of:=[.C4]/1000" office:value-type="float" office:value="0.0000476896" calcext:value-type="float">
            <text:p>4.76896E-05</text:p>
          </table:table-cell>
          <table:table-cell table:formula="of:=[.D4]/1000" office:value-type="float" office:value="0.0000465343" calcext:value-type="float">
            <text:p>4.65343E-05</text:p>
          </table:table-cell>
          <table:table-cell table:formula="of:=[.E4]/1000" office:value-type="float" office:value="0.0000451802" calcext:value-type="float">
            <text:p>4.51802E-05</text:p>
          </table:table-cell>
          <table:table-cell table:formula="of:=[.F4]/1000" office:value-type="float" office:value="0.0000460015" calcext:value-type="float">
            <text:p>4.60015E-05</text:p>
          </table:table-cell>
          <table:table-cell table:formula="of:=[.G4]/1000" office:value-type="float" office:value="0.0000455353" calcext:value-type="float">
            <text:p>4.55353E-05</text:p>
          </table:table-cell>
          <table:table-cell table:formula="of:=[.H4]/1000" office:value-type="float" office:value="0.0000455779" calcext:value-type="float">
            <text:p>4.55779E-05</text:p>
          </table:table-cell>
          <table:table-cell table:formula="of:=[.I4]/1000" office:value-type="float" office:value="0.0000457049" calcext:value-type="float">
            <text:p>4.57049E-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6">00/00/0000</text:date>, <text:time style:data-style-name="N2" text:time-value="14:37:50.617815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5T19:03:38.554095769</meta:creation-date>
    <dc:date>2021-05-26T19:12:36.947190672</dc:date>
    <meta:editing-duration>PT20H43M10S</meta:editing-duration>
    <meta:editing-cycles>7</meta:editing-cycles>
    <meta:generator>LibreOffice/5.1.6.2$Linux_X86_64 LibreOffice_project/10m0$Build-2</meta:generator>
    <meta:document-statistic meta:table-count="2" meta:cell-count="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TeXGyrePagella" style:font-style-name="Regular"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family="TeXGyrePagella" style:font-style-name="Regular" fo:font-size="11pt" style:font-size-asian="9pt" style:font-size-complex="9pt"/>
    </style:style>
    <style:style style:name="ch6" style:family="chart">
      <style:chart-properties chart:auto-position="true" style:rotation-angle="90"/>
      <style:text-properties fo:font-family="TeXGyrePagella" style:font-style-name="Regular"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9cm" xlink:href=".." xlink:type="simple" chart:class="chart:scatter" chart:style-name="ch1">
        <chart:legend svg:x="3.179cm" svg:y="0.279cm" style:legend-expansion="custom" chartooo:width="4.383cm" chartooo:height="1.466cm" style:legend-expansion-aspect-ratio="2.98976807639836" chart:style-name="ch2"/>
        <chart:plot-area chart:style-name="ch3" table:cell-range-address="find.B7:find.M9 find.A8:find.A9" chart:data-source-has-labels="column" svg:x="1.671cm" svg:y="0.18cm" svg:width="18.244cm" svg:height="7.405cm">
          <chartooo:coordinate-region svg:x="3.139cm" svg:y="0.445cm" svg:width="16.126cm" svg:height="6.361cm"/>
          <chart:axis chart:dimension="x" chart:name="primary-x" chart:style-name="ch4">
            <chart:title svg:x="8.355cm" svg:y="7.765cm" chart:style-name="ch5">
              <text:p>Number of entity in the KB</text:p>
            </chart:title>
          </chart:axis>
          <chart:axis chart:dimension="y" chart:name="primary-y" chart:style-name="ch4">
            <chart:title svg:x="0.451cm" svg:y="5.685cm" chart:style-name="ch6">
              <text:p>CPU time (seconds)</text:p>
            </chart:title>
            <chart:grid chart:style-name="ch7" chart:class="major"/>
          </chart:axis>
          <chart:series chart:style-name="ch8" chart:values-cell-range-address="find.B8:find.M8" chart:label-cell-address="find.A8:find.A8" chart:class="chart:scatter">
            <chart:domain table:cell-range-address="find.B7:find.M7"/>
            <chart:data-point chart:repeated="12"/>
          </chart:series>
          <chart:series chart:style-name="ch9" chart:values-cell-range-address="find.B9:find.M9" chart:label-cell-address="find.A9:find.A9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find.B7:find.M7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d by name</text:p>
                <draw:g>
                  <svg:desc>find.A8:find.A8</svg:desc>
                </draw:g>
              </table:table-cell>
              <table:table-cell office:value-type="float" office:value="0.000468524">
                <text:p>0.000468524</text:p>
                <draw:g>
                  <svg:desc>find.B8:find.M8</svg:desc>
                </draw:g>
              </table:table-cell>
              <table:table-cell office:value-type="float" office:value="0.000249996">
                <text:p>0.000249996</text:p>
              </table:table-cell>
              <table:table-cell office:value-type="float" office:value="0.000239607">
                <text:p>0.000239607</text:p>
              </table:table-cell>
              <table:table-cell office:value-type="float" office:value="0.000465417">
                <text:p>0.000465417</text:p>
              </table:table-cell>
              <table:table-cell office:value-type="float" office:value="0.000796641">
                <text:p>0.000796641</text:p>
              </table:table-cell>
              <table:table-cell office:value-type="float" office:value="0.00602008">
                <text:p>0.00602008</text:p>
              </table:table-cell>
              <table:table-cell office:value-type="float" office:value="0.0131368">
                <text:p>0.0131368</text:p>
              </table:table-cell>
              <table:table-cell office:value-type="float" office:value="0.0628169">
                <text:p>0.062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d by ID</text:p>
                <draw:g>
                  <svg:desc>find.A9:find.A9</svg:desc>
                </draw:g>
              </table:table-cell>
              <table:table-cell office:value-type="float" office:value="0.0000452287">
                <text:p>0.0000452287</text:p>
                <draw:g>
                  <svg:desc>find.B9:find.M9</svg:desc>
                </draw:g>
              </table:table-cell>
              <table:table-cell office:value-type="float" office:value="0.0000476896">
                <text:p>0.0000476896</text:p>
              </table:table-cell>
              <table:table-cell office:value-type="float" office:value="0.0000465343">
                <text:p>0.0000465343</text:p>
              </table:table-cell>
              <table:table-cell office:value-type="float" office:value="0.0000451802">
                <text:p>0.0000451802</text:p>
              </table:table-cell>
              <table:table-cell office:value-type="float" office:value="0.0000460015">
                <text:p>0.0000460015</text:p>
              </table:table-cell>
              <table:table-cell office:value-type="float" office:value="0.0000455353">
                <text:p>0.0000455353</text:p>
              </table:table-cell>
              <table:table-cell office:value-type="float" office:value="0.0000455779">
                <text:p>0.0000455779</text:p>
              </table:table-cell>
              <table:table-cell office:value-type="float" office:value="0.0000457049">
                <text:p>0.0000457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4" style:family="chart">
      <style:chart-properties chart:auto-position="true" style:rotation-angle="0"/>
      <style:text-properties fo:font-family="TeXGyrePagella" style:font-style-name="Regular" fo:font-size="11pt" style:font-size-asian="9pt" style:font-size-complex="9pt"/>
    </style:style>
    <style:style style:name="ch5" style:family="chart" style:data-style-name="N0">
      <style:chart-properties chart:display-label="true" chart:logarithmic="true" chart:minimum="0.001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6" style:family="chart">
      <style:chart-properties chart:auto-position="true" style:rotation-angle="90"/>
      <style:text-properties fo:font-family="TeXGyrePagella" style:font-style-name="Regular"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21cm" svg:height="9cm" xlink:href=".." xlink:type="simple" chart:class="chart:scatter" chart:style-name="ch1">
        <chart:plot-area chart:style-name="ch2" table:cell-range-address="deepcopy.B5:deepcopy.C9" svg:x="1.671cm" svg:y="0.18cm" svg:width="18.244cm" svg:height="7.405cm">
          <chartooo:coordinate-region svg:x="2.769cm" svg:y="0.446cm" svg:width="16.496cm" svg:height="6.36cm"/>
          <chart:axis chart:dimension="x" chart:name="primary-x" chart:style-name="ch3">
            <chart:title svg:x="8.249cm" svg:y="7.765cm" chart:style-name="ch4">
              <text:p>Number of perceived objects</text:p>
            </chart:title>
          </chart:axis>
          <chart:axis chart:dimension="y" chart:name="primary-y" chart:style-name="ch5">
            <chart:title svg:x="0.451cm" svg:y="5.685cm" chart:style-name="ch6">
              <text:p>CPU time (seconds)</text:p>
            </chart:title>
            <chart:grid chart:style-name="ch7" chart:class="major"/>
          </chart:axis>
          <chart:series chart:style-name="ch8" chart:values-cell-range-address="deepcopy.C5:deepcopy.C9" chart:class="chart:scatter">
            <chart:domain table:cell-range-address="deepcopy.B5:deepcopy.B9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eepcopy.B5:deepcopy.B9</svg:desc>
                </draw:g>
              </table:table-cell>
              <table:table-cell office:value-type="float" office:value="0.0698444">
                <text:p>0.0698444</text:p>
                <draw:g>
                  <svg:desc>deepcopy.C5:deepcopy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729">
                <text:p>0.0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660755">
                <text:p>0.0660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0.303131">
                <text:p>0.303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3.84793">
                <text:p>3.847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